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ooter">
      <style:text-properties fo:font-style="italic" officeooo:rsid="0013c82e" officeooo:paragraph-rsid="0013c82e" style:font-style-asian="italic" style:font-style-complex="italic"/>
    </style:style>
    <style:style style:name="P2" style:family="paragraph" style:parent-style-name="Heading_20_2">
      <style:paragraph-properties fo:margin-top="0in" fo:margin-bottom="0in" loext:contextual-spacing="false"/>
      <style:text-properties style:use-window-font-color="true" style:font-name="Liberation Mono" fo:font-size="10pt" style:text-underline-style="none" fo:font-weight="bold" officeooo:rsid="0207255a" officeooo:paragraph-rsid="0013c82e" fo:background-color="transparent" style:font-size-asian="10pt" style:font-weight-asian="bold" style:font-size-complex="10pt" style:font-weight-complex="bold"/>
    </style:style>
    <style:style style:name="P3" style:family="paragraph" style:parent-style-name="Preformatted_20_Text">
      <style:text-properties style:use-window-font-color="true" style:font-name="Liberation Mono" style:text-underline-style="none" fo:font-weight="normal" officeooo:rsid="021bafbd" officeooo:paragraph-rsid="0013c82e" fo:background-color="transparent" style:font-weight-asian="normal" style:font-weight-complex="normal"/>
    </style:style>
    <style:style style:name="P4" style:family="paragraph" style:parent-style-name="Preformatted_20_Text">
      <style:text-properties fo:font-size="10pt" officeooo:paragraph-rsid="0013c82e" style:font-size-asian="10pt" style:font-size-complex="10pt"/>
    </style:style>
    <style:style style:name="P5" style:family="paragraph" style:parent-style-name="Preformatted_20_Text">
      <style:text-properties officeooo:paragraph-rsid="0013c82e"/>
    </style:style>
    <style:style style:name="P6" style:family="paragraph" style:parent-style-name="Preformatted_20_Text">
      <style:paragraph-properties fo:margin-top="0in" fo:margin-bottom="0in" loext:contextual-spacing="false"/>
      <style:text-properties officeooo:rsid="0013c82e" officeooo:paragraph-rsid="0013c82e"/>
    </style:style>
    <style:style style:name="P7" style:family="paragraph" style:parent-style-name="Preformatted_20_Text">
      <style:paragraph-properties fo:margin-top="0in" fo:margin-bottom="0in" loext:contextual-spacing="false"/>
      <style:text-properties style:use-window-font-color="true" style:font-name="Liberation Mono" style:text-underline-style="none" fo:font-weight="normal" officeooo:rsid="021bafbd" officeooo:paragraph-rsid="0013c82e" fo:background-color="transparent" style:font-weight-asian="normal" style:font-weight-complex="normal"/>
    </style:style>
    <style:style style:name="P8" style:family="paragraph" style:parent-style-name="Preformatted_20_Text">
      <style:paragraph-properties fo:margin-top="0in" fo:margin-bottom="0in" loext:contextual-spacing="false"/>
      <style:text-properties officeooo:paragraph-rsid="0013c82e"/>
    </style:style>
    <style:style style:name="P9" style:family="paragraph" style:parent-style-name="Preformatted_20_Text">
      <style:paragraph-properties fo:margin-top="0in" fo:margin-bottom="0.1965in" loext:contextual-spacing="false"/>
      <style:text-properties officeooo:paragraph-rsid="0013c82e"/>
    </style:style>
    <style:style style:name="P10" style:family="paragraph" style:parent-style-name="Standard">
      <style:text-properties officeooo:rsid="0013c82e" officeooo:paragraph-rsid="0013c82e"/>
    </style:style>
    <style:style style:name="P11" style:family="paragraph" style:parent-style-name="Standard">
      <style:text-properties style:use-window-font-color="true" style:font-name="Liberation Mono" style:text-underline-style="none" fo:font-weight="bold" officeooo:rsid="020f85c6" officeooo:paragraph-rsid="0013c82e" fo:background-color="transparent" style:font-weight-asian="bold" style:font-weight-complex="bold"/>
    </style:style>
    <style:style style:name="P12" style:family="paragraph" style:parent-style-name="Standard">
      <style:text-properties style:use-window-font-color="true" style:font-name="Liberation Mono" style:text-underline-style="none" fo:font-weight="bold" officeooo:rsid="0213faad" officeooo:paragraph-rsid="0013c82e" fo:background-color="transparent" style:font-weight-asian="bold" style:font-weight-complex="bold"/>
    </style:style>
    <style:style style:name="P13" style:family="paragraph" style:parent-style-name="Standard">
      <style:text-properties style:use-window-font-color="true" style:font-name="Liberation Mono" style:text-underline-style="none" fo:font-weight="bold" officeooo:rsid="0214d668" officeooo:paragraph-rsid="0013c82e" fo:background-color="transparent" style:font-weight-asian="bold" style:font-weight-complex="bold"/>
    </style:style>
    <style:style style:name="P14" style:family="paragraph" style:parent-style-name="Standard">
      <style:text-properties style:use-window-font-color="true" style:font-name="Liberation Mono" style:text-underline-style="none" fo:font-weight="bold" officeooo:rsid="02158615" officeooo:paragraph-rsid="0013c82e" fo:background-color="transparent" style:font-weight-asian="bold" style:font-weight-complex="bold"/>
    </style:style>
    <style:style style:name="P15" style:family="paragraph" style:parent-style-name="Standard">
      <style:text-properties style:use-window-font-color="true" style:font-name="Liberation Mono" style:text-underline-style="none" fo:font-weight="bold" officeooo:rsid="0216bbb4" officeooo:paragraph-rsid="0013c82e" fo:background-color="transparent" style:font-weight-asian="bold" style:font-weight-complex="bold"/>
    </style:style>
    <style:style style:name="P16" style:family="paragraph" style:parent-style-name="Standard">
      <style:text-properties style:use-window-font-color="true" style:font-name="Liberation Mono" style:text-underline-style="none" fo:font-weight="normal" officeooo:rsid="020f85c6" officeooo:paragraph-rsid="0013c82e" fo:background-color="transparent" style:font-weight-asian="normal" style:font-weight-complex="normal"/>
    </style:style>
    <style:style style:name="P17" style:family="paragraph" style:parent-style-name="Standard">
      <style:text-properties style:use-window-font-color="true" style:font-name="Liberation Mono" style:text-underline-style="none" fo:font-weight="normal" officeooo:rsid="0213faad" officeooo:paragraph-rsid="0013c82e" fo:background-color="transparent" style:font-weight-asian="normal" style:font-weight-complex="normal"/>
    </style:style>
    <style:style style:name="P18" style:family="paragraph" style:parent-style-name="Standard">
      <style:text-properties style:use-window-font-color="true" style:font-name="Liberation Mono" style:text-underline-style="none" fo:font-weight="normal" officeooo:rsid="0214b4f1" officeooo:paragraph-rsid="0013c82e" fo:background-color="transparent" style:font-weight-asian="normal" style:font-weight-complex="normal"/>
    </style:style>
    <style:style style:name="P19" style:family="paragraph" style:parent-style-name="Standard">
      <style:text-properties style:use-window-font-color="true" style:font-name="Liberation Mono" style:text-underline-style="none" fo:font-weight="normal" officeooo:rsid="0214d668" officeooo:paragraph-rsid="0013c82e" fo:background-color="transparent" style:font-weight-asian="normal" style:font-weight-complex="normal"/>
    </style:style>
    <style:style style:name="P20" style:family="paragraph" style:parent-style-name="Standard">
      <style:text-properties style:use-window-font-color="true" style:font-name="Liberation Mono" style:text-underline-style="none" fo:font-weight="normal" officeooo:rsid="0216bbb4" officeooo:paragraph-rsid="0013c82e" fo:background-color="transparent" style:font-weight-asian="normal" style:font-weight-complex="normal"/>
    </style:style>
    <style:style style:name="P21" style:family="paragraph" style:parent-style-name="Standard">
      <style:text-properties style:use-window-font-color="true" style:font-name="Liberation Mono" style:text-underline-style="none" fo:font-weight="normal" officeooo:rsid="021a4323" officeooo:paragraph-rsid="0013c82e" fo:background-color="transparent" style:font-weight-asian="normal" style:font-weight-complex="normal"/>
    </style:style>
    <style:style style:name="P22" style:family="paragraph" style:parent-style-name="Standard">
      <style:text-properties style:use-window-font-color="true" style:font-name="Liberation Mono" style:text-underline-style="solid" style:text-underline-width="auto" style:text-underline-color="font-color" fo:font-weight="bold" officeooo:rsid="0214b4f1" officeooo:paragraph-rsid="0013c82e" fo:background-color="transparent" style:font-weight-asian="bold" style:font-weight-complex="bold"/>
    </style:style>
    <style:style style:name="P23" style:family="paragraph" style:parent-style-name="Standard">
      <style:text-properties style:use-window-font-color="true" style:font-name="Liberation Mono" style:text-underline-style="solid" style:text-underline-width="auto" style:text-underline-color="font-color" fo:font-weight="bold" officeooo:rsid="0214d668" officeooo:paragraph-rsid="0013c82e" fo:background-color="transparent" style:font-weight-asian="bold" style:font-weight-complex="bold"/>
    </style:style>
    <style:style style:name="P24" style:family="paragraph" style:parent-style-name="Standard">
      <style:text-properties style:use-window-font-color="true" style:font-name="Liberation Mono" style:text-underline-style="solid" style:text-underline-width="auto" style:text-underline-color="font-color" fo:font-weight="normal" officeooo:rsid="0214d668" officeooo:paragraph-rsid="0013c82e" fo:background-color="transparent" style:font-weight-asian="normal" style:font-weight-complex="normal"/>
    </style:style>
    <style:style style:name="P25" style:family="paragraph" style:parent-style-name="Standard">
      <style:text-properties style:use-window-font-color="true" style:font-name="Liberation Mono" style:text-underline-style="solid" style:text-underline-width="auto" style:text-underline-color="font-color" fo:font-weight="normal" officeooo:rsid="02158615" officeooo:paragraph-rsid="0013c82e" fo:background-color="transparent" style:font-weight-asian="normal" style:font-weight-complex="normal"/>
    </style:style>
    <style:style style:name="P26" style:family="paragraph" style:parent-style-name="Standard">
      <style:text-properties style:use-window-font-color="true" style:font-name="Liberation Mono" style:text-underline-style="solid" style:text-underline-width="auto" style:text-underline-color="font-color" fo:font-weight="normal" officeooo:rsid="0216bbb4" officeooo:paragraph-rsid="0013c82e" fo:background-color="transparent" style:font-weight-asian="normal" style:font-weight-complex="normal"/>
    </style:style>
    <style:style style:name="P27" style:family="paragraph" style:parent-style-name="Standard">
      <style:text-properties style:use-window-font-color="true" style:font-name="Liberation Mono" style:text-underline-style="solid" style:text-underline-width="auto" style:text-underline-color="font-color" fo:font-weight="normal" officeooo:rsid="021a4323" officeooo:paragraph-rsid="0013c82e" fo:background-color="transparent" style:font-weight-asian="normal" style:font-weight-complex="normal"/>
    </style:style>
    <style:style style:name="P28" style:family="paragraph" style:parent-style-name="Standard">
      <style:text-properties style:use-window-font-color="true" style:font-name="Liberation Mono" fo:font-size="10pt" style:text-underline-style="none" fo:font-weight="normal" officeooo:rsid="021a4323" officeooo:paragraph-rsid="0013c82e" fo:background-color="transparent" style:font-size-asian="10pt" style:font-weight-asian="normal" style:font-size-complex="10pt" style:font-weight-complex="normal"/>
    </style:style>
    <style:style style:name="P29" style:family="paragraph" style:parent-style-name="Standard">
      <style:text-properties style:use-window-font-color="true" style:font-name="Liberation Mono" fo:font-size="10pt" style:text-underline-style="none" fo:font-weight="normal" officeooo:rsid="021bafbd" officeooo:paragraph-rsid="0013c82e" fo:background-color="transparent" style:font-size-asian="10pt" style:font-weight-asian="normal" style:font-size-complex="10pt" style:font-weight-complex="normal"/>
    </style:style>
    <style:style style:name="P30" style:family="paragraph" style:parent-style-name="Standard">
      <style:text-properties fo:color="#8b008b" style:font-name="Liberation Mono" style:text-underline-style="none" fo:font-weight="bold" officeooo:rsid="0213faad" officeooo:paragraph-rsid="0013c82e" fo:background-color="transparent" style:font-weight-asian="bold" style:font-weight-complex="bold"/>
    </style:style>
    <style:style style:name="P31" style:family="paragraph" style:parent-style-name="Standard">
      <style:text-properties fo:color="#8b008b" style:font-name="Liberation Mono" style:text-underline-style="none" fo:font-weight="normal" officeooo:rsid="0213faad" officeooo:paragraph-rsid="0013c82e" fo:background-color="transparent" style:font-weight-asian="normal" style:font-weight-complex="normal"/>
    </style:style>
    <style:style style:name="P32" style:family="paragraph" style:parent-style-name="Standard">
      <style:text-properties fo:color="#8b008b" style:font-name="Liberation Mono" style:text-underline-style="none" fo:font-weight="normal" officeooo:rsid="0214d668" officeooo:paragraph-rsid="0013c82e" fo:background-color="transparent" style:font-weight-asian="normal" style:font-weight-complex="normal"/>
    </style:style>
    <style:style style:name="P33" style:family="paragraph" style:parent-style-name="Standard">
      <style:text-properties fo:color="#8b008b" style:font-name="Liberation Mono" style:text-underline-style="none" fo:font-weight="normal" officeooo:rsid="02158615" officeooo:paragraph-rsid="0013c82e" fo:background-color="transparent" style:font-weight-asian="normal" style:font-weight-complex="normal"/>
    </style:style>
    <style:style style:name="P34" style:family="paragraph" style:parent-style-name="Standard">
      <style:text-properties fo:color="#8b008b" style:font-name="Liberation Mono" style:text-underline-style="none" fo:font-weight="normal" officeooo:rsid="021a4323" officeooo:paragraph-rsid="0013c82e" fo:background-color="transparent" style:font-weight-asian="normal" style:font-weight-complex="normal"/>
    </style:style>
    <style:style style:name="P35" style:family="paragraph" style:parent-style-name="Standard">
      <style:paragraph-properties fo:text-align="center" style:justify-single-word="false"/>
      <style:text-properties fo:color="#0000cd" fo:font-weight="bold" officeooo:rsid="0013c82e" officeooo:paragraph-rsid="0013c82e" style:font-weight-asian="bold" style:font-weight-complex="bold"/>
    </style:style>
    <style:style style:name="P36" style:family="paragraph" style:parent-style-name="Standard">
      <style:paragraph-properties fo:margin-top="0in" fo:margin-bottom="0in" loext:contextual-spacing="false"/>
      <style:text-properties style:use-window-font-color="true" style:font-name="Liberation Mono" style:text-underline-style="none" fo:font-weight="normal" officeooo:rsid="021bafbd" officeooo:paragraph-rsid="0013c82e" fo:background-color="transparent" style:font-weight-asian="normal" style:font-weight-complex="normal"/>
    </style:style>
    <style:style style:name="P37" style:family="paragraph" style:parent-style-name="Standard">
      <style:paragraph-properties fo:margin-top="0in" fo:margin-bottom="0in" loext:contextual-spacing="false"/>
      <style:text-properties style:use-window-font-color="true" style:font-name="Liberation Mono" fo:font-size="10pt" style:text-underline-style="none" fo:font-weight="normal" officeooo:rsid="0207255a" officeooo:paragraph-rsid="0013c82e" fo:background-color="transparent" style:font-size-asian="10pt" style:font-weight-asian="normal" style:font-size-complex="10pt" style:font-weight-complex="normal"/>
    </style:style>
    <style:style style:name="T1" style:family="text">
      <style:text-properties fo:color="#8b008b"/>
    </style:style>
    <style:style style:name="T2" style:family="text">
      <style:text-properties fo:color="#8b008b" style:font-name="Liberation Mono" fo:font-size="10pt" style:text-underline-style="none" fo:font-weight="normal" officeooo:rsid="0207255a" fo:background-color="transparent" loext:char-shading-value="0" style:font-size-asian="10pt" style:font-weight-asian="normal" style:font-size-complex="10pt" style:font-weight-complex="normal"/>
    </style:style>
    <style:style style:name="T3" style:family="text">
      <style:text-properties fo:color="#8b008b" style:font-name="Liberation Mono" fo:font-size="10pt" officeooo:rsid="0207255a" style:font-size-asian="10pt" style:font-size-complex="10pt"/>
    </style:style>
    <style:style style:name="T4" style:family="text">
      <style:text-properties fo:color="#8b008b" fo:font-weight="normal" style:font-weight-asian="normal" style:font-weight-complex="normal"/>
    </style:style>
    <style:style style:name="T5" style:family="text">
      <style:text-properties fo:color="#8b008b" style:text-underline-style="none"/>
    </style:style>
    <style:style style:name="T6" style:family="text">
      <style:text-properties fo:color="#8b008b" style:text-underline-style="none" fo:font-weight="normal" style:font-weight-asian="normal" style:font-weight-complex="normal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text-underline-style="solid" style:text-underline-width="auto" style:text-underline-color="font-color"/>
    </style:style>
    <style:style style:name="T9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fo:color="#c9211e" style:text-underline-style="none"/>
    </style:style>
    <style:style style:name="T13" style:family="text">
      <style:text-properties fo:color="#c9211e" style:font-name="Liberation Mono" fo:font-size="10pt" style:text-underline-style="none" fo:font-weight="bold" officeooo:rsid="0207255a" fo:background-color="transparent" loext:char-shading-value="0" style:font-size-asian="10pt" style:font-weight-asian="bold" style:font-size-complex="10pt" style:font-weight-complex="bold"/>
    </style:style>
    <style:style style:name="T14" style:family="text">
      <style:text-properties fo:color="#00a933" style:text-underline-style="none"/>
    </style:style>
    <style:style style:name="T15" style:family="text">
      <style:text-properties fo:color="#00a933" style:font-name="Liberation Mono" fo:font-size="10pt" style:text-underline-style="none" fo:font-weight="bold" officeooo:rsid="0207255a" fo:background-color="transparent" loext:char-shading-value="0" style:font-size-asian="10pt" style:font-weight-asian="bold" style:font-size-complex="10pt" style:font-weight-complex="bold"/>
    </style:style>
    <style:style style:name="T16" style:family="text">
      <style:text-properties fo:font-size="10pt" style:font-size-asian="10pt" style:font-size-complex="10pt"/>
    </style:style>
    <style:style style:name="T17" style:family="text">
      <style:text-properties fo:font-size="10pt" officeooo:rsid="0207255a" style:font-size-asian="10pt" style:font-size-complex="10pt"/>
    </style:style>
    <style:style style:name="T18" style:family="text">
      <style:text-properties fo:font-size="10pt" style:text-underline-style="solid" style:text-underline-width="auto" style:text-underline-color="font-color" officeooo:rsid="0207255a" style:font-size-asian="10pt" style:font-size-complex="10pt"/>
    </style:style>
    <style:style style:name="T19" style:family="text">
      <style:text-properties fo:color="#0000cd" fo:font-size="10pt" fo:font-weight="bold" style:font-size-asian="10pt" style:font-weight-asian="bold" style:font-size-complex="10pt" style:font-weight-complex="bold"/>
    </style:style>
    <style:style style:name="T20" style:family="text">
      <style:text-properties style:font-name="Liberation Mono" fo:font-size="10pt" officeooo:rsid="0207255a" style:font-size-asian="10pt" style:font-size-complex="10pt"/>
    </style:style>
    <style:style style:name="T21" style:family="text">
      <style:text-properties style:use-window-font-color="true" style:font-name="Liberation Mono" fo:font-size="10pt" style:text-underline-style="none" fo:font-weight="normal" officeooo:rsid="0207255a" fo:background-color="transparent" loext:char-shading-value="0" style:font-size-asian="10pt" style:font-weight-asian="normal" style:font-size-complex="10pt" style:font-weight-complex="normal"/>
    </style:style>
    <style:style style:name="T22" style:family="text">
      <style:text-properties style:use-window-font-color="true" style:font-name="Liberation Mono" fo:font-size="10pt" style:text-underline-style="none" fo:font-weight="bold" officeooo:rsid="0207255a" fo:background-color="transparent" loext:char-shading-value="0" style:font-size-asian="10pt" style:font-weight-asian="bold" style:font-size-complex="10pt" style:font-weight-complex="bold"/>
    </style:style>
    <style:style style:name="T23" style:family="text">
      <style:text-properties style:use-window-font-color="true" style:font-name="Liberation Mono" fo:font-size="10pt" style:text-underline-style="solid" style:text-underline-width="auto" style:text-underline-color="font-color" fo:font-weight="normal" officeooo:rsid="0207255a" fo:background-color="transparent" loext:char-shading-value="0" style:font-size-asian="10pt" style:font-weight-asian="normal" style:font-size-complex="10pt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5">ENUMERATIONS</text:p>
      <text:p text:style-name="P10"/>
      <text:p text:style-name="P11">Enumerations <text:span text:style-name="T7">let us </text:span><text:span text:style-name="T9">group together sets of integral constants</text:span><text:span text:style-name="T7">. Like classes, each enumeration defines a new type. Enumerations are </text:span><text:span text:style-name="T9">literal types</text:span><text:span text:style-name="T7">.</text:span></text:p>
      <text:p text:style-name="P16"/>
      <text:p text:style-name="P11"><text:span text:style-name="T7">C++ has two kinds of enumerations: </text:span>scoped<text:span text:style-name="T7"> and </text:span>unscoped<text:span text:style-name="T7">.</text:span></text:p>
      <text:p text:style-name="P16"/>
      <text:p text:style-name="P12"><text:span text:style-name="T9">Example</text:span><text:span text:style-name="T7">:</text:span></text:p>
      <text:p text:style-name="P17">// scoped enumeration</text:p>
      <text:p text:style-name="P30">enum class<text:span text:style-name="T7"> </text:span>open_modes<text:span text:style-name="T7"> {input, output, append};</text:span></text:p>
      <text:p text:style-name="P17">// unscoped enumeration</text:p>
      <text:p text:style-name="P12"><text:span text:style-name="T1">enum color </text:span><text:span text:style-name="T4">{red, yellow, green};</text:span><text:span text:style-name="T7"> <text:s text:c="5"/></text:span></text:p>
      <text:p text:style-name="P17">// unnamed, unscoped enum</text:p>
      <text:p text:style-name="P30">enum <text:span text:style-name="T7">{floatPrec = 6, doublePrec = 10, double_doublePrec = 10};</text:span></text:p>
      <text:p text:style-name="P31"/>
      <text:p text:style-name="P22"><text:span text:style-name="T7">Example</text:span><text:span text:style-name="T11"> (enumeration scope):</text:span></text:p>
      <text:p text:style-name="P22"><text:span text:style-name="T6">enum color {red, yellow, green};</text:span><text:span text:style-name="T11"> <text:s text:c="5"/>// unscoped enumeration</text:span></text:p>
      <text:p text:style-name="P22"><text:span text:style-name="T6">enum stoplight {red, yellow, green}; </text:span><text:span text:style-name="T11"><text:s/>// </text:span><text:span text:style-name="T12">error</text:span><text:span text:style-name="T11">: redefines <text:tab/><text:tab/><text:tab/><text:tab/><text:tab/><text:tab/><text:tab/><text:tab/><text:tab/><text:tab/>enumerators</text:span></text:p>
      <text:p text:style-name="P22"><text:span text:style-name="T6">enum class peppers {red, yellow, green};</text:span><text:span text:style-name="T11"> // </text:span><text:span text:style-name="T14">ok</text:span><text:span text:style-name="T11">: enumerators are</text:span></text:p>
      <text:p text:style-name="P18"><text:tab/><text:tab/><text:tab/><text:tab/><text:tab/><text:tab/><text:tab/><text:tab/><text:tab/>hidden</text:p>
      <text:p text:style-name="P22"><text:span text:style-name="T6">color eyes = green;</text:span><text:span text:style-name="T11"> // </text:span><text:span text:style-name="T14">ok</text:span><text:span text:style-name="T11">: enumerators are in scope for an <text:tab/><text:tab/><text:tab/><text:tab/><text:tab/><text:tab/><text:tab/>unscoped enumeration</text:span></text:p>
      <text:p text:style-name="P22"><text:span text:style-name="T6">peppers p = green;</text:span><text:span text:style-name="T11"> <text:s/>// </text:span><text:span text:style-name="T12">error</text:span><text:span text:style-name="T11">: enumerators from peppers are not in <text:tab/><text:tab/><text:tab/><text:tab/>scope. Color::green is in scope but has the <text:tab/><text:tab/><text:tab/><text:tab/><text:tab/>wrong type</text:span></text:p>
      <text:p text:style-name="P22"><text:span text:style-name="T6">color hair = color::red; </text:span><text:span text:style-name="T11"><text:s text:c="2"/>// </text:span><text:span text:style-name="T14">ok</text:span><text:span text:style-name="T11">: we can explicitly access the <text:tab/><text:tab/><text:tab/><text:tab/><text:tab/><text:tab/><text:tab/>enumerators</text:span></text:p>
      <text:p text:style-name="P22"><text:span text:style-name="T6">peppers p2 = peppers::red;</text:span><text:span text:style-name="T11"> // </text:span><text:span text:style-name="T14">ok</text:span><text:span text:style-name="T11">: using red from peppers</text:span></text:p>
      <text:p text:style-name="P18"/>
      <text:p text:style-name="P22"><text:span text:style-name="T7">By default, enumerator values start at 0</text:span><text:span text:style-name="T11"> and each enumerator has a value 1 greater than the preceding one. However, we can also supply initializers for one or more enumerators:</text:span></text:p>
      <text:p text:style-name="P18"/>
      <text:p text:style-name="P23"><text:span text:style-name="T7">Example</text:span><text:span text:style-name="T11">:</text:span></text:p>
      <text:p text:style-name="P32">enum class intTypes {</text:p>
      <text:p text:style-name="P32"><text:s text:c="4"/>charTyp = 8, shortTyp = 16, intTyp = 16,</text:p>
      <text:p text:style-name="P32"><text:s text:c="4"/>longTyp = 32, long_longTyp = 64</text:p>
      <text:p text:style-name="P32">};</text:p>
      <text:p text:style-name="P32"/>
      <text:p text:style-name="P13">Specifying the Size of an enum</text:p>
      <text:p text:style-name="P13"/>
      <text:p text:style-name="P24"><text:span text:style-name="T10">Although each enum defines a unique type, it is represented by one of the built-in integral types. Under the new standard, we may specify that type by following the enum name with a colon and the name of the type we want to use. If we do not specify the underlying type, then by </text:span>default scoped enums have int<text:span text:style-name="T10"> as</text:span></text:p>
      <text:p text:style-name="P19">the underlying type. </text:p>
      <text:p text:style-name="P19"/>
      <text:p text:style-name="P24">There is no default for unscoped enums<text:span text:style-name="T10">; all we know is that the</text:span></text:p>
      <text:p text:style-name="P19"><text:soft-page-break/>underlying type is large enough to hold the enumerator values. When the underlying type is specified (including implicitly specified for a scoped enum), it is an error for an enumerator to have a value that is too large to fit in that type.</text:p>
      <text:p text:style-name="P19"/>
      <text:p text:style-name="P25">Example<text:span text:style-name="T10">:</text:span></text:p>
      <text:p text:style-name="P33">enum intValues : unsigned long long {</text:p>
      <text:p text:style-name="P33"><text:s text:c="4"/>charTyp = 255, shortTyp = 65535, intTyp = 65535,</text:p>
      <text:p text:style-name="P33"><text:s text:c="4"/>longTyp = 4294967295UL,</text:p>
      <text:p text:style-name="P33"><text:s text:c="4"/>long_longTyp = 18446744073709551615ULL</text:p>
      <text:p text:style-name="P33">};</text:p>
      <text:p text:style-name="P33"/>
      <text:p text:style-name="P14">Forward Declarations for Enumerations</text:p>
      <text:p text:style-name="P14"/>
      <text:p text:style-name="P26">Example<text:span text:style-name="T10">:</text:span></text:p>
      <text:p text:style-name="P20">// forward declaration of unscoped enum named intValues</text:p>
      <text:p text:style-name="P26"><text:span text:style-name="T5">enum intValues : unsigned long long;</text:span><text:span text:style-name="T10"> // unscoped, must specify a <text:tab/><text:tab/><text:tab/><text:tab/><text:tab/><text:tab/><text:tab/><text:tab/>type</text:span></text:p>
      <text:p text:style-name="P26"><text:span text:style-name="T5">enum class open_modes;</text:span><text:span text:style-name="T10"> <text:s/>// scoped enums can use int by default</text:span></text:p>
      <text:p text:style-name="P20"/>
      <text:p text:style-name="P15">Parameter Matching and Enumerations</text:p>
      <text:p text:style-name="P15"/>
      <text:p text:style-name="P27">Example:</text:p>
      <text:p text:style-name="P21">// unscoped enumeration; the underlying type is machine dependent</text:p>
      <text:p text:style-name="P34">enum Tokens {INLINE = 128, VIRTUAL = 129};</text:p>
      <text:p text:style-name="P34">void ff(Tokens);</text:p>
      <text:p text:style-name="P34">void ff(int);</text:p>
      <text:p text:style-name="P34">int main() {</text:p>
      <text:p text:style-name="P34"><text:s text:c="4"/>Tokens curTok = INLINE;</text:p>
      <text:p text:style-name="P21"><text:span text:style-name="T1"><text:s text:c="4"/>ff(128); </text:span><text:s text:c="3"/>// exactly matches ff(int)</text:p>
      <text:p text:style-name="P21"><text:s text:c="2"/><text:span text:style-name="T1"><text:s text:c="2"/>ff(INLINE);</text:span> // exactly matches ff(Tokens)</text:p>
      <text:p text:style-name="P21"><text:s/><text:span text:style-name="T1"><text:s text:c="3"/>ff(curTok);</text:span> // exactly matches ff(Tokens)</text:p>
      <text:p text:style-name="P34"><text:s text:c="4"/>return 0;</text:p>
      <text:p text:style-name="P34">}</text:p>
      <text:p text:style-name="P34"/>
      <text:p text:style-name="P34">void newf(unsigned char);</text:p>
      <text:p text:style-name="P34">void newf(int);</text:p>
      <text:p text:style-name="P34">unsigned char uc = VIRTUAL;</text:p>
      <text:p text:style-name="P21"><text:span text:style-name="T1">newf(VIRTUAL); </text:span><text:s/>// calls newf(int)</text:p>
      <text:p text:style-name="P21"><text:span text:style-name="T1">newf(uc); </text:span><text:s text:c="6"/>// calls newf(unsigned char)</text:p>
      <text:p text:style-name="P21"/>
      <text:p text:style-name="P28">Regardless of its underlying type, objects and the enumerators of Tokens are promoted to int. <text:span text:style-name="T8">Enumerators and values of an enum type are not promoted to unsigned char, even if the values of the enumerators would fit</text:span>.</text:p>
      <text:p text:style-name="P28"/>
      <text:p text:style-name="P29">Recap:</text:p>
      <text:p text:style-name="P29">a) syntax </text:p>
      <text:p text:style-name="P3"><text:span text:style-name="Source_20_Text"><text:span text:style-name="T16">// unscoped enum:</text:span></text:span></text:p>
      <text:p text:style-name="P5"><text:span text:style-name="Source_20_Text"><text:span text:style-name="T19">enum [identifier] [: type]</text:span></text:span></text:p>
      <text:p text:style-name="P5"><text:span text:style-name="Source_20_Text"><text:span text:style-name="T19">{enum-list};</text:span></text:span></text:p>
      <text:p text:style-name="P4"/>
      <text:p text:style-name="P5"><text:span text:style-name="Source_20_Text"><text:span text:style-name="T16">// scoped enum:</text:span></text:span></text:p>
      <text:p text:style-name="P5"><text:span text:style-name="Source_20_Text"><text:span text:style-name="T16">enum [class|struct]</text:span></text:span></text:p>
      <text:p text:style-name="P5"><text:soft-page-break/><text:span text:style-name="Source_20_Text"><text:span text:style-name="T19">[identifier] [: type]</text:span></text:span></text:p>
      <text:p text:style-name="P9"><text:span text:style-name="Source_20_Text"><text:span text:style-name="T19">{enum-list};</text:span></text:span></text:p>
      <text:p text:style-name="P29">b) forward declaration:</text:p>
      <text:p text:style-name="P3"><text:span text:style-name="Source_20_Text"><text:span text:style-name="T16">// Forward declaration of enumerations <text:s/>(C++11):</text:span></text:span></text:p>
      <text:p text:style-name="P5"><text:span text:style-name="Source_20_Text"><text:span text:style-name="T19">enum A : int; </text:span></text:span><text:span text:style-name="Source_20_Text"><text:span text:style-name="T16">// non-scoped enum must have type specified</text:span></text:span></text:p>
      <text:p text:style-name="P5"><text:span text:style-name="Source_20_Text"><text:span text:style-name="T19">enum class B; </text:span></text:span><text:span text:style-name="Source_20_Text"><text:span text:style-name="T16">// scoped enum defaults to int but ...</text:span></text:span></text:p>
      <text:p text:style-name="P9"><text:span text:style-name="Source_20_Text"><text:span text:style-name="T19">enum class C : short;</text:span></text:span><text:span text:style-name="Source_20_Text"><text:span text:style-name="T16"> <text:s/>// ... may have any integral underlying type</text:span></text:span></text:p>
      <text:h text:style-name="P2" text:outline-level="2"><text:bookmark text:name="casting-rules"/>Casting rules</text:h>
      <text:p text:style-name="P36"><text:span text:style-name="T17"/></text:p>
      <text:p text:style-name="P36"><text:span text:style-name="T18">Unscoped enum constants</text:span><text:span text:style-name="T17"> can be implicitly converted to </text:span><text:span text:style-name="Source_20_Text"><text:span text:style-name="T20">int</text:span></text:span><text:span text:style-name="T17">, but an </text:span><text:span text:style-name="Source_20_Text"><text:span text:style-name="T20">int</text:span></text:span><text:span text:style-name="T17"> is never implicitly convertible to an enum value.</text:span></text:p>
      <text:p text:style-name="P37"/>
      <text:p text:style-name="P37"><text:span text:style-name="T8">Example</text:span>:</text:p>
      <text:p text:style-name="P7"><text:span text:style-name="Source_20_Text"><text:span text:style-name="T3">int account_num = 135692;</text:span></text:span></text:p>
      <text:p text:style-name="P8"><text:span text:style-name="Source_20_Text"><text:span text:style-name="T2">Suit hand;</text:span></text:span></text:p>
      <text:p text:style-name="P8"><text:span text:style-name="Source_20_Text"><text:span text:style-name="T2">hand = account_num;</text:span></text:span><text:span text:style-name="Source_20_Text"><text:span text:style-name="T21"> // </text:span></text:span><text:span text:style-name="Source_20_Text"><text:span text:style-name="T13">error</text:span></text:span><text:span text:style-name="Source_20_Text"><text:span text:style-name="T21"> C2440: '=' : cannot convert from 'int' to 'Suit'</text:span></text:span></text:p>
      <text:p text:style-name="P8"><text:span text:style-name="Source_20_Text"><text:span text:style-name="T2">int account_num </text:span></text:span><text:span text:style-name="Source_20_Text"><text:span text:style-name="T21">= Hearts; //OK if Hearts is in a unscoped enum</text:span></text:span></text:p>
      <text:p text:style-name="P8"><text:span text:style-name="Source_20_Text"><text:span text:style-name="T21"/></text:span></text:p>
      <text:p text:style-name="P8"><text:span text:style-name="Source_20_Text"><text:span text:style-name="T21">Using implicit conversions in this way can lead to unintended side-effects. To help eliminate programming errors associated with unscoped enums, </text:span></text:span><text:span text:style-name="Source_20_Text"><text:span text:style-name="T22">scoped enum values are strongly typed</text:span></text:span><text:span text:style-name="Source_20_Text"><text:span text:style-name="T21">. Scoped enumerators must be qualified by the enum type name (identifier) and </text:span></text:span><text:span text:style-name="Source_20_Text"><text:span text:style-name="T23">cannot be implicitly converted</text:span></text:span><text:span text:style-name="Source_20_Text"><text:span text:style-name="T21">, as shown in the following example:</text:span></text:span></text:p>
      <text:p text:style-name="P8"><text:span text:style-name="Source_20_Text"><text:span text:style-name="T21"/></text:span></text:p>
      <text:p text:style-name="P8"><text:span text:style-name="Source_20_Text"><text:span text:style-name="T2">namespace ScopedEnumConversions</text:span></text:span></text:p>
      <text:p text:style-name="P8"><text:span text:style-name="Source_20_Text"><text:span text:style-name="T2">{</text:span></text:span></text:p>
      <text:p text:style-name="P8"><text:span text:style-name="Source_20_Text"><text:span text:style-name="T2"><text:s text:c="4"/>enum class Suit { Diamonds, Hearts, Clubs, Spades };</text:span></text:span></text:p>
      <text:p text:style-name="P8"><text:span text:style-name="Source_20_Text"><text:span text:style-name="T2"/></text:span></text:p>
      <text:p text:style-name="P8"><text:span text:style-name="Source_20_Text"><text:span text:style-name="T2"><text:s text:c="4"/>void AttemptConversions()</text:span></text:span></text:p>
      <text:p text:style-name="P8"><text:span text:style-name="Source_20_Text"><text:span text:style-name="T2"><text:s text:c="4"/>{</text:span></text:span></text:p>
      <text:p text:style-name="P8"><text:span text:style-name="Source_20_Text"><text:span text:style-name="T2"><text:s text:c="8"/>Suit hand;</text:span></text:span></text:p>
      <text:p text:style-name="P8"><text:span text:style-name="Source_20_Text"><text:span text:style-name="T2"><text:s text:c="8"/>hand = Clubs; </text:span></text:span><text:span text:style-name="Source_20_Text"><text:span text:style-name="T21">// </text:span></text:span><text:span text:style-name="Source_20_Text"><text:span text:style-name="T13">error</text:span></text:span><text:span text:style-name="Source_20_Text"><text:span text:style-name="T21"> C2065: 'Clubs' : undeclared identifier</text:span></text:span></text:p>
      <text:p text:style-name="P8"><text:span text:style-name="Source_20_Text"><text:span text:style-name="T21"><text:s text:c="8"/></text:span></text:span><text:span text:style-name="Source_20_Text"><text:span text:style-name="T2">hand = Suit::Clubs;</text:span></text:span><text:span text:style-name="Source_20_Text"><text:span text:style-name="T21"> //</text:span></text:span><text:span text:style-name="Source_20_Text"><text:span text:style-name="T15">Correct</text:span></text:span><text:span text:style-name="Source_20_Text"><text:span text:style-name="T21">.</text:span></text:span></text:p>
      <text:p text:style-name="P8"><text:span text:style-name="Source_20_Text"><text:span text:style-name="T21"><text:s text:c="8"/></text:span></text:span><text:span text:style-name="Source_20_Text"><text:span text:style-name="T2">int account_num = 135692;</text:span></text:span></text:p>
      <text:p text:style-name="P8"><text:span text:style-name="Source_20_Text"><text:span text:style-name="T2"><text:s text:c="8"/>hand = account_num;</text:span></text:span><text:span text:style-name="Source_20_Text"><text:span text:style-name="T21"> // </text:span></text:span><text:span text:style-name="Source_20_Text"><text:span text:style-name="T13">error</text:span></text:span><text:span text:style-name="Source_20_Text"><text:span text:style-name="T21"> C2440: '=' : cannot convert from 'int' to <text:tab/><text:tab/><text:tab/><text:tab/><text:tab/>'Suit'</text:span></text:span></text:p>
      <text:p text:style-name="P8"><text:span text:style-name="Source_20_Text"><text:span text:style-name="T21"><text:s text:c="8"/></text:span></text:span><text:span text:style-name="Source_20_Text"><text:span text:style-name="T2">hand = static_cast&lt;Suit&gt;(account_num);</text:span></text:span><text:span text:style-name="Source_20_Text"><text:span text:style-name="T21"> // </text:span></text:span><text:span text:style-name="Source_20_Text"><text:span text:style-name="T15">OK,</text:span></text:span><text:span text:style-name="Source_20_Text"><text:span text:style-name="T21"> but probably a bug!!!</text:span></text:span></text:p>
      <text:p text:style-name="P8"><text:span text:style-name="Source_20_Text"><text:span text:style-name="T21"/></text:span></text:p>
      <text:p text:style-name="P8"><text:span text:style-name="Source_20_Text"><text:span text:style-name="T21"><text:s text:c="8"/></text:span></text:span><text:span text:style-name="Source_20_Text"><text:span text:style-name="T2">account_num = Suit::Hearts;</text:span></text:span><text:span text:style-name="Source_20_Text"><text:span text:style-name="T21"> // </text:span></text:span><text:span text:style-name="Source_20_Text"><text:span text:style-name="T13">error</text:span></text:span><text:span text:style-name="Source_20_Text"><text:span text:style-name="T21"> C2440: '=' : cannot convert from <text:tab/><text:tab/><text:tab/><text:tab/><text:tab/><text:tab/>'Suit' to 'int'</text:span></text:span></text:p>
      <text:p text:style-name="P8"><text:span text:style-name="Source_20_Text"><text:span text:style-name="T21"><text:s text:c="8"/></text:span></text:span><text:span text:style-name="Source_20_Text"><text:span text:style-name="T2">account_num = static_cast&lt;int&gt;(Suit::Hearts);</text:span></text:span><text:span text:style-name="Source_20_Text"><text:span text:style-name="T21"> // </text:span></text:span><text:span text:style-name="Source_20_Text"><text:span text:style-name="T15">OK</text:span></text:span></text:p>
      <text:p text:style-name="P8"><text:span text:style-name="Source_20_Text"><text:span text:style-name="T2"><text:s text:c="4"/>}</text:span></text:span></text:p>
      <text:p text:style-name="P8"><text:span text:style-name="Source_20_Text"><text:span text:style-name="T2">}</text:span></text:span></text:p>
      <text:p text:style-name="P6"><text:span text:style-name="Source_20_Text"><text:span text:style-name="T2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font-style="italic" officeooo:rsid="0013c82e" officeooo:paragraph-rsid="0013c82e" style:font-style-asian="italic" style:font-style-complex="italic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footer>
        <text:p text:style-name="MP1">Enumerations<text:tab/><text:tab/><text:page-number text:select-page="current">3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1T09:41:00.126378206</meta:creation-date>
    <dc:date>2020-12-11T09:43:15.152736027</dc:date>
    <meta:editing-duration>PT2M15S</meta:editing-duration>
    <meta:editing-cycles>1</meta:editing-cycles>
    <meta:generator>LibreOffice/6.4.6.2$Linux_X86_64 LibreOffice_project/40$Build-2</meta:generator>
    <meta:document-statistic meta:table-count="0" meta:image-count="0" meta:object-count="0" meta:page-count="3" meta:paragraph-count="98" meta:word-count="743" meta:character-count="4766" meta:non-whitespace-character-count="3909"/>
  </office:meta>
</office:document-meta>
</file>